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074801" officeooo:paragraph-rsid="00074801"/>
    </style:style>
    <style:style style:name="P2" style:family="paragraph" style:parent-style-name="Text_20_body">
      <style:text-properties officeooo:rsid="0008b371" officeooo:paragraph-rsid="0008b371"/>
    </style:style>
    <style:style style:name="P3" style:family="paragraph" style:parent-style-name="Text_20_body">
      <style:text-properties officeooo:rsid="0008b371" officeooo:paragraph-rsid="000d9ea9"/>
    </style:style>
    <style:style style:name="P4" style:family="paragraph" style:parent-style-name="Text_20_body">
      <style:text-properties officeooo:rsid="0009e725" officeooo:paragraph-rsid="0009e725"/>
    </style:style>
    <style:style style:name="P5" style:family="paragraph" style:parent-style-name="Text_20_body">
      <style:text-properties officeooo:rsid="000b965d" officeooo:paragraph-rsid="000b965d"/>
    </style:style>
    <style:style style:name="P6" style:family="paragraph" style:parent-style-name="Text_20_body">
      <style:text-properties officeooo:paragraph-rsid="000b965d"/>
    </style:style>
    <style:style style:name="P7" style:family="paragraph" style:parent-style-name="Text_20_body">
      <style:text-properties officeooo:rsid="000c8af4" officeooo:paragraph-rsid="000c8af4"/>
    </style:style>
    <style:style style:name="P8" style:family="paragraph" style:parent-style-name="Text_20_body">
      <style:text-properties officeooo:paragraph-rsid="0009e725"/>
    </style:style>
    <style:style style:name="P9" style:family="paragraph" style:parent-style-name="Text_20_body">
      <style:text-properties officeooo:rsid="000d9ea9"/>
    </style:style>
    <style:style style:name="P10" style:family="paragraph" style:parent-style-name="Text_20_body">
      <style:text-properties officeooo:rsid="000d9ea9" officeooo:paragraph-rsid="000d9ea9"/>
    </style:style>
    <style:style style:name="P11" style:family="paragraph" style:parent-style-name="Text_20_body" style:list-style-name="L4"/>
    <style:style style:name="P12" style:family="paragraph" style:parent-style-name="Text_20_body">
      <style:text-properties officeooo:paragraph-rsid="000e159f"/>
    </style:style>
    <style:style style:name="P13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08b371"/>
    </style:style>
    <style:style style:name="T2" style:family="text">
      <style:text-properties officeooo:rsid="0009e725"/>
    </style:style>
    <style:style style:name="T3" style:family="text">
      <style:text-properties officeooo:rsid="000b965d"/>
    </style:style>
    <style:style style:name="T4" style:family="text">
      <style:text-properties officeooo:rsid="000c8af4"/>
    </style:style>
    <style:style style:name="T5" style:family="text">
      <style:text-properties officeooo:rsid="000d9ea9"/>
    </style:style>
    <style:style style:name="T6" style:family="text">
      <style:text-properties officeooo:rsid="000e0085"/>
    </style:style>
    <style:style style:name="T7" style:family="text">
      <style:text-properties officeooo:rsid="000e159f"/>
    </style:style>
    <style:style style:name="T8" style:family="text">
      <style:text-properties officeooo:rsid="0010ed42"/>
    </style:style>
    <style:style style:name="T9" style:family="text">
      <style:text-properties officeooo:rsid="00119d9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cció. </text:span>Què és Docker <text:span text:style-name="T1">i per a què serveix</text:span>? </text:p>
      <text:p text:style-name="P1">Docker és un software Open Source que utilitza els contenidors de Linux capaç de construir, transportar,compartir i executar procesos de forma aillada.</text:p>
      <text:p text:style-name="P1">Al diferència de la virtualització, Docker no emula una màquina amb un sistema operatiu propi. Així, els processos són molt m<text:span text:style-name="T1">é</text:span>s lleugers <text:span text:style-name="T1">i</text:span> s'aprofita millor el hardware.</text:p>
      <text:p text:style-name="P2">Els contenidors són autosuficients (encara que poden utilitzar altres contenidors, com bases de dades) i nomñes necesiten la imatge del contenidor per a que funcionin tots els serveis que ofereix.</text:p>
      <text:p text:style-name="P2">Les imatges de docker són portables entre diferents plataformes (només cal tenir disponible Docker).</text:p>
      <text:p text:style-name="P2">Els contenidors dockers són capaços de comunicarse per túnels segurs i están aïllats en el sistema mitjançant namespaces i control groups.</text:p>
      <text:p text:style-name="P2">Es pot disposar d'un <text:span text:style-name="T2">servei o </text:span>ent<text:span text:style-name="T2">orn</text:span> de desenvolupament en poc temps ja que la configuració i els serveis están automatitzats.</text:p>
      <text:p text:style-name="P2">La construcció dels contenidors és realitza mitjançant Dockerfiles que permet personalitzar les imatges segons les necessitats.</text:p>
      <text:p text:style-name="P2"/>
      <text:p text:style-name="P2">Existeix un registre de contenidors Docker, una forma col·laborativa de compartir imatges.<text:tab/></text:p>
      <text:p text:style-name="P7">Els contenidors dockers no conserven l'estat d'una execució a un altre, cada cop que s'executa es crearà una nova instància del contenidor. <text:span text:style-name="T5">Per aconseguir que es conservin determinades dades es pot fer servir un alre contenidor.</text:span></text:p>
      <text:p text:style-name="P7">Els contenidors docker són en esencia procesos dins del sistema anfitrió.</text:p>
      <text:p text:style-name="P2"/>
      <text:p text:style-name="P8"><text:span text:style-name="T2">Com instalar, comfigurar i utilitzar Docker Linux Containers</text:span></text:p>
      <text:p text:style-name="P4">Instal·lació.</text:p>
      <text:p text:style-name="P4">yum -y install docker-io</text:p>
      <text:p text:style-name="P4"/>
      <text:p text:style-name="P4">Arrancar el servei.</text:p>
      <text:p text:style-name="P4">systemctl start docker</text:p>
      <text:p text:style-name="P4"/>
      <text:p text:style-name="Text_20_body">Per arrancar el servei automáticament en encedre el sistema.</text:p>
      <text:p text:style-name="Text_20_body">systemctl enable docker</text:p>
      <text:p text:style-name="Text_20_body"/>
      <text:p text:style-name="Text_20_body">Atenció. Cal tenir els permisos adequats <text:span text:style-name="T2">per fer servir dockers.</text:span></text:p>
      <text:p text:style-name="Text_20_body">groupadd docker</text:p>
      <text:p text:style-name="Text_20_body"><text:soft-page-break/>usermod -a -G docker laura</text:p>
      <text:p text:style-name="Text_20_body">chown laura:docker /var/run/docker.sock </text:p>
      <text:p text:style-name="Text_20_body"/>
      <text:p text:style-name="Text_20_body"/>
      <text:p text:style-name="P10">Administració básica dels contenidors docker</text:p>
      <text:p text:style-name="P10"/>
      <text:p text:style-name="P5">La gestió dels dockers es realitza a través de la comanda «docker» seguida dels diferents paràmetres.</text:p>
      <text:p text:style-name="P6"><text:span text:style-name="T3">docker info: mostra la informació relacionada </text:span></text:p>
      <text:p text:style-name="P5">docker images: per veure les imatges disponibles al nos<text:span text:style-name="T9">t</text:span>re sistema</text:p>
      <text:p text:style-name="P5">docker ps: per veure els contenidors iniciats</text:p>
      <text:p text:style-name="P5">dockers ps -a: per veure tots els contenidors inclosos els no iniciats</text:p>
      <text:p text:style-name="P6">docker login: <text:span text:style-name="T3">p</text:span>er loguejar-nos a un repositori d'imatges </text:p>
      <text:p text:style-name="P6">docker build: <text:span text:style-name="T3">p</text:span>er crear una imatge mitjançant un Dockerfile </text:p>
      <text:p text:style-name="P6">docker attach: <text:span text:style-name="T3">p</text:span>er entrar en mode interactiu en un Docker en marxa </text:p>
      <text:p text:style-name="P6">docker create: <text:span text:style-name="T3">p</text:span>er crear un container </text:p>
      <text:p text:style-name="P6">docker start: <text:span text:style-name="T3">p</text:span>er engegar un container que esta aturat </text:p>
      <text:p text:style-name="P6">docker run: <text:span text:style-name="T3">f</text:span>a la funció de docker create + docker start </text:p>
      <text:p text:style-name="P6">docker rm/rmi: <text:span text:style-name="T3">es</text:span>borra un container o una imatge </text:p>
      <text:p text:style-name="P6">docker logs: <text:span text:style-name="T3">mostra</text:span> els logs en cas de fallada d'un Docker </text:p>
      <text:p text:style-name="P6">docker commit: <text:span text:style-name="T3">p</text:span>er construir una nova imatge a partir d'un container </text:p>
      <text:p text:style-name="P6">docker tag: <text:span text:style-name="T3">p</text:span>er modificar el nom d'una imatge </text:p>
      <text:p text:style-name="P6">docker pull/push: <text:span text:style-name="T3">p</text:span>er pujar/descarregar una imatge <text:span text:style-name="T5">d'</text:span>un repositori </text:p>
      <text:p text:style-name="Text_20_body"/>
      <text:p text:style-name="Text_20_body"><text:bookmark text:name="LC126"/>$ docker info</text:p>
      <text:p text:style-name="Text_20_body">Containers: 2</text:p>
      <text:p text:style-name="Text_20_body">Images: <text:span text:style-name="T4">2</text:span></text:p>
      <text:p text:style-name="Text_20_body">Server Version: 1.9.1-fc23</text:p>
      <text:p text:style-name="Text_20_body">Storage Driver: devicemapper</text:p>
      <text:p text:style-name="Text_20_body">Pool Name: docker-8:1-28313940-pool</text:p>
      <text:p text:style-name="Text_20_body">Pool Blocksize: 65.54 kB</text:p>
      <text:p text:style-name="Text_20_body"><text:soft-page-break/>Base Device Size: 107.4 GB</text:p>
      <text:p text:style-name="Text_20_body">Backing Filesystem: </text:p>
      <text:p text:style-name="Text_20_body">Data file: /dev/loop0</text:p>
      <text:p text:style-name="Text_20_body">Metadata file: /dev/loop1</text:p>
      <text:p text:style-name="Text_20_body">Data Space Used: 301.4 MB</text:p>
      <text:p text:style-name="Text_20_body">Data Space Total: 107.4 GB</text:p>
      <text:p text:style-name="Text_20_body">Data Space Available: 107.1 GB</text:p>
      <text:p text:style-name="Text_20_body">Metadata Space Used: 860.2 kB</text:p>
      <text:p text:style-name="Text_20_body">Metadata Space Total: 2.147 GB</text:p>
      <text:p text:style-name="Text_20_body">Metadata Space Available: 2.147 GB</text:p>
      <text:p text:style-name="Text_20_body">Udev Sync Supported: true</text:p>
      <text:p text:style-name="Text_20_body">Deferred Removal Enabled: false</text:p>
      <text:p text:style-name="Text_20_body">Deferred Deletion Enabled: false</text:p>
      <text:p text:style-name="Text_20_body">Deferred Deleted Device Count: 0</text:p>
      <text:p text:style-name="Text_20_body">Data loop file: /var/lib/docker/devicemapper/devicemapper/data</text:p>
      <text:p text:style-name="Text_20_body">Metadata loop file: /var/lib/docker/devicemapper/devicemapper/metadata</text:p>
      <text:p text:style-name="Text_20_body">Library Version: 1.02.107 (2015-09-05)</text:p>
      <text:p text:style-name="Text_20_body">Execution Driver: native-0.2</text:p>
      <text:p text:style-name="Text_20_body">Logging Driver: journald</text:p>
      <text:p text:style-name="Text_20_body">Kernel Version: 4.2.3-300.fc23.x86_64</text:p>
      <text:p text:style-name="Text_20_body">Operating System: Fedora 23 (Workstation Edition)</text:p>
      <text:p text:style-name="Text_20_body">CPUs: 8</text:p>
      <text:p text:style-name="Text_20_body">Total Memory: 3.772 GiB</text:p>
      <text:p text:style-name="Text_20_body">Name: pastanaga.localdomain</text:p>
      <text:p text:style-name="Text_20_body">ID: AGHD:JVHY:FZXY:MZKN:6FMF:Y6GB:W7QD:6R4S:56P2:SBZZ:77XC:EHSU</text:p>
      <text:p text:style-name="Text_20_body"/>
      <text:p text:style-name="P7">$ docker images</text:p>
      <text:p text:style-name="P7">REPOSITORY <text:s text:c="9"/>TAG <text:s text:c="16"/>IMAGE ID <text:s text:c="11"/>CREATED <text:s text:c="12"/>VIRTUAL SIZE</text:p>
      <text:p text:style-name="Text_20_body">docker.io/fedora <text:s text:c="3"/><text:tab/>23 <text:s text:c="17"/>3fc68076e184 <text:s text:c="8"/>6 days ago <text:s text:c="14"/>206.3 MB</text:p>
      <text:p text:style-name="Text_20_body"/>
      <text:p text:style-name="P7">$ docker pull debian:7.7</text:p>
      <text:p text:style-name="P7"><text:soft-page-break/>Trying to pull repository docker.io/library/debian ... 7.7: Pulling from library/debian</text:p>
      <text:p text:style-name="P7">d634beec75db: Pull complete </text:p>
      <text:p text:style-name="P7">e6666011add4: Pull complete </text:p>
      <text:p text:style-name="P7">5798ee2a8f77: Pull complete </text:p>
      <text:p text:style-name="P7">Digest: sha256:f85412064bed169eac597fdc9d08867d57b919abc827860ba8bdb6c400aad0e9</text:p>
      <text:p text:style-name="P7">Status: Downloaded newer image for docker.io/debian:7.7</text:p>
      <text:p text:style-name="P7"/>
      <text:p text:style-name="P10">Dockerfiles</text:p>
      <text:p text:style-name="P3">Un Dockerfile és un arxiu que conté la recepta per construir la imatge del contenidor.</text:p>
      <text:p text:style-name="P10"/>
      <text:p text:style-name="P10">Instruccions Dockerfile:</text:p>
      <text:list xml:id="list8365984215351750216" text:style-name="L4">
        <text:list-item>
          <text:p text:style-name="P13">FROM: indica la ima<text:span text:style-name="T5">t</text:span>ge base a partir de la <text:span text:style-name="T5">q</text:span>ual crear la ima<text:span text:style-name="T5">t</text:span>ge que construir<text:span text:style-name="T5">à</text:span> el Dockerfile.</text:p>
        </text:list-item>
        <text:list-item>
          <text:p text:style-name="P13">MAINTAINER: documenta el creador de la ima<text:span text:style-name="T5">t</text:span>ge.</text:p>
        </text:list-item>
        <text:list-item>
          <text:p text:style-name="P13">ENV HOME: estable<text:span text:style-name="T5">ix</text:span> el directori HOME que u<text:span text:style-name="T5">tilitzaràn</text:span> l<text:span text:style-name="T5">e</text:span>s comand<text:span text:style-name="T5">es (</text:span>RUN<text:span text:style-name="T5">)</text:span>.</text:p>
        </text:list-item>
        <text:list-item>
          <text:p text:style-name="P13">RUN: perm<text:span text:style-name="T5">et</text:span> e<text:span text:style-name="T5">x</text:span>ecutar una instrucció <text:span text:style-name="T5">a</text:span>l conten<text:span text:style-name="T5">i</text:span>dor, por e<text:span text:style-name="T5">xemple</text:span>, para instalar paquet<text:span text:style-name="T5">s</text:span> (apt-get, yum, rpm, …).</text:p>
        </text:list-item>
        <text:list-item>
          <text:p text:style-name="P13">ADD: perm<text:span text:style-name="T5">et</text:span> a<text:span text:style-name="T5">feg</text:span>ir un ar<text:span text:style-name="T5">xiu</text:span> al conten<text:span text:style-name="T5">i</text:span>dor, en ocasions s<text:span text:style-name="T5">'</text:span>utili<text:span text:style-name="T5">t</text:span>za para proporcionar la configuració dels serv<text:span text:style-name="T5">ei</text:span>s.</text:p>
        </text:list-item>
        <text:list-item>
          <text:p text:style-name="P13">VOLUME: estable<text:span text:style-name="T5">ix</text:span> punts de m<text:span text:style-name="T5">u</text:span>nta<text:span text:style-name="T5">tg</text:span>e, s<text:span text:style-name="T5">ó</text:span>n <text:span text:style-name="T5">la</text:span> forma de externali<text:span text:style-name="T5">t</text:span>zar un determina<text:span text:style-name="T5">t</text:span> directori <text:span text:style-name="T5">i</text:span> proporcionar persistencia (l<text:span text:style-name="T5">e</text:span>s im<text:span text:style-name="T5">at</text:span>ges de docker s<text:span text:style-name="T5">ó</text:span>n <text:span text:style-name="T5">només de</text:span> lectura <text:span text:style-name="T5">i</text:span> no <text:span text:style-name="T5">emmagatzemen</text:span> da<text:span text:style-name="T5">de</text:span>s entre diferent<text:span text:style-name="T5">s</text:span> e<text:span text:style-name="T5">x</text:span>ecucions).</text:p>
        </text:list-item>
        <text:list-item>
          <text:p text:style-name="P13">EXPOSE: indica <text:span text:style-name="T5">els</text:span> p<text:span text:style-name="T5">o</text:span>rts TCP/IP p<text:span text:style-name="T5">el</text:span>s que <text:span text:style-name="T5">es</text:span> <text:span text:style-name="T5">pot accedir als serveis d</text:span>el conten<text:span text:style-name="T5">i</text:span>do<text:span text:style-name="T6">r.</text:span></text:p>
        </text:list-item>
        <text:list-item>
          <text:p text:style-name="P11">CDM: establece el comando del proceso de inicio que se usará si no se indica uno al iniciar un contenedor con la imagen.</text:p>
        </text:list-item>
      </text:list>
      <text:p text:style-name="Text_20_body">Un cop creat el Dockerfile i els arxius de configuració que es vulguin incloure amb les <text:span text:style-name="T7">ordres </text:span><text:s/>ADD es pot construir la imatge.</text:p>
      <text:p text:style-name="Text_20_body">Per construir una imatge docker:</text:p>
      <text:p text:style-name="Text_20_body"><text:span text:style-name="T7">$ </text:span>docker build -rm -t image_name dockerfile_directory</text:p>
      <text:p text:style-name="P12"><text:span text:style-name="T7">La ordre docker build, constreix una imatge a partir de Dockerfile i un determinat contexte. Aquest contexte són els arxius localitzats a un determinat PATH (local) o URL (Git repository).</text:span></text:p>
      <text:p text:style-name="P9">-<text:span text:style-name="T8">rm per defecte: true, esborra els containers intermedis que s'han anat crea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05:48.560575373</meta:creation-date>
    <dc:date>2016-01-12T00:10:09.428014254</dc:date>
    <meta:editing-duration>PT5H46S</meta:editing-duration>
    <meta:editing-cycles>4</meta:editing-cycles>
    <meta:generator>LibreOffice/5.0.0.5$Linux_X86_64 LibreOffice_project/00$Build-5</meta:generator>
    <meta:document-statistic meta:table-count="0" meta:image-count="0" meta:object-count="0" meta:page-count="4" meta:paragraph-count="97" meta:word-count="831" meta:character-count="5761" meta:non-whitespace-character-count="4924"/>
  </office:meta>
</office:document-meta>
</file>